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文泉驿点阵正黑2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rsid="0010fefd" officeooo:paragraph-rsid="00427312"/>
    </style:style>
    <style:style style:name="P2" style:family="paragraph" style:parent-style-name="Standard">
      <style:text-properties officeooo:rsid="0010fefd" officeooo:paragraph-rsid="00466f2b"/>
    </style:style>
    <style:style style:name="P3" style:family="paragraph" style:parent-style-name="Standard">
      <style:paragraph-properties fo:text-align="start" style:justify-single-word="false"/>
      <style:text-properties officeooo:paragraph-rsid="00466f2b"/>
    </style:style>
    <style:style style:name="P4" style:family="paragraph" style:parent-style-name="Standard">
      <style:paragraph-properties fo:text-align="start" style:justify-single-word="false"/>
      <style:text-properties officeooo:paragraph-rsid="005be3ad"/>
    </style:style>
    <style:style style:name="P5" style:family="paragraph" style:parent-style-name="Standard">
      <style:text-properties fo:color="#000000" officeooo:rsid="0010fefd" officeooo:paragraph-rsid="005153c1"/>
    </style:style>
    <style:style style:name="P6" style:family="paragraph" style:parent-style-name="Standard">
      <style:text-properties fo:color="#000000" fo:font-style="normal" officeooo:rsid="00506640" officeooo:paragraph-rsid="00506640" style:font-style-asian="normal" style:font-style-complex="normal"/>
    </style:style>
    <style:style style:name="P7" style:family="paragraph" style:parent-style-name="Standard">
      <style:text-properties fo:font-style="normal" officeooo:rsid="00466f2b" officeooo:paragraph-rsid="00466f2b" style:font-style-asian="normal" style:font-style-complex="normal"/>
    </style:style>
    <style:style style:name="P8" style:family="paragraph" style:parent-style-name="Standard">
      <style:text-properties fo:font-size="6.5pt" officeooo:rsid="00466f2b" officeooo:paragraph-rsid="00466f2b" style:font-size-asian="6.5pt" style:font-size-complex="6.5pt"/>
    </style:style>
    <style:style style:name="P9" style:family="paragraph" style:parent-style-name="Standard">
      <style:text-properties fo:color="#ff0000" fo:font-size="10.5pt" officeooo:rsid="00466f2b" officeooo:paragraph-rsid="00466f2b" style:font-size-asian="10.5pt" style:font-size-complex="10.5pt"/>
    </style:style>
    <style:style style:name="P10" style:family="paragraph" style:parent-style-name="Standard">
      <style:text-properties fo:color="#ff0000" fo:font-style="normal" officeooo:rsid="00466f2b" officeooo:paragraph-rsid="00466f2b" style:font-style-asian="normal" style:font-style-complex="normal"/>
    </style:style>
    <style:style style:name="P11" style:family="paragraph" style:parent-style-name="Standard">
      <style:text-properties fo:color="#ff0000" fo:font-style="normal" officeooo:rsid="00466f2b" officeooo:paragraph-rsid="00529f10" style:font-style-asian="normal" style:font-style-complex="normal"/>
    </style:style>
    <style:style style:name="P12" style:family="paragraph" style:parent-style-name="Standard">
      <style:text-properties fo:color="#ff0000" fo:font-style="normal" officeooo:rsid="00466f2b" officeooo:paragraph-rsid="005a97de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rsid="0040922d" officeooo:paragraph-rsid="005be3ad" style:font-style-asian="normal" style:font-style-complex="normal"/>
    </style:style>
    <style:style style:name="P14" style:family="paragraph" style:parent-style-name="Text_20_body">
      <style:text-properties officeooo:paragraph-rsid="004363e7"/>
    </style:style>
    <style:style style:name="P15" style:family="paragraph" style:parent-style-name="Text_20_body">
      <style:text-properties officeooo:paragraph-rsid="00437296"/>
    </style:style>
    <style:style style:name="P16" style:family="paragraph" style:parent-style-name="Text_20_body">
      <style:text-properties officeooo:rsid="0040922d" officeooo:paragraph-rsid="0040922d"/>
    </style:style>
    <style:style style:name="P17" style:family="paragraph" style:parent-style-name="Text_20_body">
      <style:paragraph-properties fo:text-align="start" style:justify-single-word="false"/>
      <style:text-properties fo:font-style="normal" officeooo:rsid="0040922d" officeooo:paragraph-rsid="005e4360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officeooo:paragraph-rsid="005e9704"/>
    </style:style>
    <style:style style:name="P19" style:family="paragraph" style:parent-style-name="Text_20_body">
      <style:paragraph-properties fo:text-align="start" style:justify-single-word="false"/>
      <style:text-properties officeooo:paragraph-rsid="005ff0d5"/>
    </style:style>
    <style:style style:name="P20" style:family="paragraph" style:parent-style-name="Text_20_body">
      <style:paragraph-properties fo:text-align="start" style:justify-single-word="false"/>
      <style:text-properties officeooo:paragraph-rsid="00623ef5"/>
    </style:style>
    <style:style style:name="P21" style:family="paragraph" style:parent-style-name="Text_20_body">
      <style:paragraph-properties fo:text-align="start" style:justify-single-word="false"/>
      <style:text-properties officeooo:paragraph-rsid="007980a1"/>
    </style:style>
    <style:style style:name="P22" style:family="paragraph" style:parent-style-name="Text_20_body">
      <style:text-properties officeooo:rsid="0040922d" officeooo:paragraph-rsid="0062cbd1"/>
    </style:style>
    <style:style style:name="P23" style:family="paragraph" style:parent-style-name="Text_20_body">
      <style:text-properties officeooo:rsid="0040922d" officeooo:paragraph-rsid="00794ef4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text-properties officeooo:rsid="004363e7" officeooo:paragraph-rsid="00692de8"/>
    </style:style>
    <style:style style:name="P26" style:family="paragraph" style:parent-style-name="Standard">
      <style:text-properties fo:color="#ff0000" fo:font-style="normal" officeooo:rsid="00529f10" officeooo:paragraph-rsid="00529f10" style:font-style-asian="normal" style:font-style-complex="normal"/>
    </style:style>
    <style:style style:name="P27" style:family="paragraph" style:parent-style-name="Standard">
      <style:text-properties fo:color="#000000" fo:font-style="normal" officeooo:rsid="00506640" officeooo:paragraph-rsid="005153c1" style:font-style-asian="normal" style:font-style-complex="normal"/>
    </style:style>
    <style:style style:name="P28" style:family="paragraph" style:parent-style-name="Standard">
      <style:text-properties officeooo:rsid="0010fefd" officeooo:paragraph-rsid="00136495"/>
    </style:style>
    <style:style style:name="P29" style:family="paragraph" style:parent-style-name="Standard">
      <style:text-properties officeooo:rsid="0010fefd" officeooo:paragraph-rsid="00427312"/>
    </style:style>
    <style:style style:name="P30" style:family="paragraph" style:parent-style-name="Heading_20_3">
      <style:text-properties officeooo:rsid="0040922d" officeooo:paragraph-rsid="0040922d"/>
    </style:style>
    <style:style style:name="P31" style:family="paragraph" style:parent-style-name="Heading_20_3">
      <style:text-properties officeooo:rsid="0010fefd" officeooo:paragraph-rsid="0040a867"/>
    </style:style>
    <style:style style:name="P32" style:family="paragraph" style:parent-style-name="Heading_20_3">
      <style:paragraph-properties fo:text-align="start" style:justify-single-word="false"/>
      <style:text-properties officeooo:rsid="0010fefd" officeooo:paragraph-rsid="005ff0d5"/>
    </style:style>
    <style:style style:name="P33" style:family="paragraph" style:parent-style-name="Heading_20_3">
      <style:paragraph-properties fo:text-align="start" style:justify-single-word="false"/>
      <style:text-properties fo:font-style="normal" officeooo:rsid="0040922d" officeooo:paragraph-rsid="005e9704" style:font-style-asian="normal" style:font-style-complex="normal"/>
    </style:style>
    <style:style style:name="P34" style:family="paragraph" style:parent-style-name="Heading_20_3">
      <style:paragraph-properties fo:text-align="start" style:justify-single-word="false"/>
      <style:text-properties officeooo:paragraph-rsid="005e9704"/>
    </style:style>
    <style:style style:name="P35" style:family="paragraph" style:parent-style-name="Heading_20_3">
      <style:paragraph-properties fo:margin-top="0.423cm" fo:margin-bottom="0.212cm" style:contextual-spacing="false" fo:keep-with-next="always"/>
      <style:text-properties fo:font-style="normal" officeooo:rsid="0010fefd" officeooo:paragraph-rsid="005e710c" style:font-style-asian="normal" style:font-style-complex="normal"/>
    </style:style>
    <style:style style:name="P36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0fefd"/>
    </style:style>
    <style:style style:name="T2" style:family="text">
      <style:text-properties officeooo:rsid="001f1173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40922d" style:font-style-asian="normal" style:font-style-complex="normal"/>
    </style:style>
    <style:style style:name="T5" style:family="text">
      <style:text-properties fo:font-style="normal" officeooo:rsid="00427312" style:font-style-asian="normal" style:font-style-complex="normal"/>
    </style:style>
    <style:style style:name="T6" style:family="text">
      <style:text-properties fo:font-style="normal" officeooo:rsid="00459eed" style:font-style-asian="normal" style:font-style-complex="normal"/>
    </style:style>
    <style:style style:name="T7" style:family="text">
      <style:text-properties fo:font-style="normal" officeooo:rsid="00466f2b" style:font-style-asian="normal" style:font-style-complex="normal"/>
    </style:style>
    <style:style style:name="T8" style:family="text">
      <style:text-properties fo:font-style="normal" officeooo:rsid="004805b3" style:font-style-asian="normal" style:font-style-complex="normal"/>
    </style:style>
    <style:style style:name="T9" style:family="text">
      <style:text-properties fo:font-style="normal" officeooo:rsid="004bbd77" style:font-style-asian="normal" style:font-style-complex="normal"/>
    </style:style>
    <style:style style:name="T10" style:family="text">
      <style:text-properties fo:font-style="normal" officeooo:rsid="00506640" style:font-style-asian="normal" style:font-style-complex="normal"/>
    </style:style>
    <style:style style:name="T11" style:family="text">
      <style:text-properties fo:font-style="normal" officeooo:rsid="005153c1" style:font-style-asian="normal" style:font-style-complex="normal"/>
    </style:style>
    <style:style style:name="T12" style:family="text">
      <style:text-properties fo:font-style="normal" officeooo:rsid="00558591" style:font-style-asian="normal" style:font-style-complex="normal"/>
    </style:style>
    <style:style style:name="T13" style:family="text">
      <style:text-properties fo:font-style="normal" officeooo:rsid="005be3ad" style:font-style-asian="normal" style:font-style-complex="normal"/>
    </style:style>
    <style:style style:name="T14" style:family="text">
      <style:text-properties fo:font-style="normal" officeooo:rsid="0010fefd" style:font-style-asian="normal" style:font-style-complex="normal"/>
    </style:style>
    <style:style style:name="T15" style:family="text">
      <style:text-properties fo:font-style="normal" officeooo:rsid="001f1173" style:font-style-asian="normal" style:font-style-complex="normal"/>
    </style:style>
    <style:style style:name="T16" style:family="text">
      <style:text-properties fo:font-style="normal" officeooo:rsid="005e9704" style:font-style-asian="normal" style:font-style-complex="normal"/>
    </style:style>
    <style:style style:name="T17" style:family="text">
      <style:text-properties fo:font-style="normal" officeooo:rsid="00623ef5" style:font-style-asian="normal" style:font-style-complex="normal"/>
    </style:style>
    <style:style style:name="T18" style:family="text">
      <style:text-properties fo:font-style="normal" officeooo:rsid="006f3f46" style:font-style-asian="normal" style:font-style-complex="normal"/>
    </style:style>
    <style:style style:name="T19" style:family="text">
      <style:text-properties fo:font-style="normal" officeooo:rsid="00794ef4" style:font-style-asian="normal" style:font-style-complex="normal"/>
    </style:style>
    <style:style style:name="T20" style:family="text">
      <style:text-properties fo:font-style="normal" officeooo:rsid="007980a1" style:font-style-asian="normal" style:font-style-complex="normal"/>
    </style:style>
    <style:style style:name="T21" style:family="text">
      <style:text-properties fo:font-style="normal" officeooo:rsid="007a073e" style:font-style-asian="normal" style:font-style-complex="normal"/>
    </style:style>
    <style:style style:name="T22" style:family="text">
      <style:text-properties officeooo:rsid="0040922d"/>
    </style:style>
    <style:style style:name="T23" style:family="text">
      <style:text-properties fo:color="#ff0000" fo:font-style="normal" officeooo:rsid="0040922d" fo:background-color="#ffffff" style:font-style-asian="normal" style:font-style-complex="normal"/>
    </style:style>
    <style:style style:name="T24" style:family="text">
      <style:text-properties officeooo:rsid="004363e7"/>
    </style:style>
    <style:style style:name="T25" style:family="text">
      <style:text-properties officeooo:rsid="00437296"/>
    </style:style>
    <style:style style:name="T26" style:family="text">
      <style:text-properties officeooo:rsid="0043d68f"/>
    </style:style>
    <style:style style:name="T27" style:family="text">
      <style:text-properties officeooo:rsid="0044b235"/>
    </style:style>
    <style:style style:name="T28" style:family="text">
      <style:text-properties officeooo:rsid="00454f09"/>
    </style:style>
    <style:style style:name="T29" style:family="text">
      <style:text-properties officeooo:rsid="004bbd77"/>
    </style:style>
    <style:style style:name="T30" style:family="text">
      <style:text-properties fo:color="#000000" style:font-name="文泉驿点阵正黑1" fo:font-style="normal" officeooo:rsid="0010fefd" style:font-name-asian="文泉驿点阵正黑2" style:font-style-asian="normal" style:font-name-complex="文泉驿点阵正黑2" style:font-style-complex="normal"/>
    </style:style>
    <style:style style:name="T31" style:family="text">
      <style:text-properties fo:color="#000000" style:font-name="文泉驿点阵正黑1" style:font-name-asian="文泉驿点阵正黑2" style:font-name-complex="文泉驿点阵正黑2"/>
    </style:style>
    <style:style style:name="T32" style:family="text">
      <style:text-properties officeooo:rsid="00529f10"/>
    </style:style>
    <style:style style:name="T33" style:family="text">
      <style:text-properties officeooo:rsid="00571dfd"/>
    </style:style>
    <style:style style:name="T34" style:family="text">
      <style:text-properties fo:color="#008000" officeooo:rsid="00529f10"/>
    </style:style>
    <style:style style:name="T35" style:family="text">
      <style:text-properties fo:color="#008000" officeooo:rsid="0057275c"/>
    </style:style>
    <style:style style:name="T36" style:family="text">
      <style:text-properties officeooo:rsid="005be3ad"/>
    </style:style>
    <style:style style:name="T37" style:family="text">
      <style:text-properties officeooo:rsid="005e4360"/>
    </style:style>
    <style:style style:name="T38" style:family="text">
      <style:text-properties officeooo:rsid="005e9704"/>
    </style:style>
    <style:style style:name="T39" style:family="text">
      <style:text-properties fo:font-size="15pt" fo:font-style="normal" officeooo:rsid="0010fefd" style:font-size-asian="15pt" style:font-style-asian="normal" style:font-size-complex="15pt" style:font-style-complex="normal"/>
    </style:style>
    <style:style style:name="T40" style:family="text">
      <style:text-properties fo:font-size="15pt" fo:font-style="normal" officeooo:rsid="0066564c" style:font-size-asian="15pt" style:font-style-asian="normal" style:font-size-complex="15pt" style:font-style-complex="normal"/>
    </style:style>
    <style:style style:name="T41" style:family="text">
      <style:text-properties officeooo:rsid="00681c32"/>
    </style:style>
    <style:style style:name="T42" style:family="text">
      <style:text-properties officeooo:rsid="00683cc4"/>
    </style:style>
    <style:style style:name="T43" style:family="text">
      <style:text-properties officeooo:rsid="00761e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2"><text:span text:style-name="T39">距离传感器加入动态校准功能的实施细节</text:span></text:h>
      <text:p text:style-name="P24"><text:span text:style-name="T40"/></text:p>
      <text:h text:style-name="P30" text:outline-level="3">以下内容围绕下面几个部分展开：</text:h>
      <text:p text:style-name="P22">1、 动态校准原理<text:span text:style-name="T36">以及实现</text:span></text:p>
      <text:p text:style-name="P22">2、<text:span text:style-name="T30">填对应的NOISE、OFFSET表</text:span></text:p>
      <text:p text:style-name="P22">3、 <text:span text:style-name="T14">测试内容细节</text:span></text:p>
      <text:p text:style-name="P22">4、 <text:span text:style-name="T16">在工厂如何判别机器是否正常</text:span></text:p>
      <text:p text:style-name="P22">5、 <text:span text:style-name="T16">驱动、结构方面的配合</text:span></text:p>
      <text:p text:style-name="P23"><text:span text:style-name="T19">6、驱动移植细节</text:span></text:p>
      <text:p text:style-name="P16"/>
      <text:h text:style-name="P31" text:outline-level="3">一、<text:span text:style-name="T22">动态校准原理</text:span><text:span text:style-name="T36">以及实现</text:span>：</text:h>
      <text:p text:style-name="P14"><text:span text:style-name="T24">1、通过前期的调研、分析，可以得出：PS值和障碍物距离之前关系类似：y=a*1/x + b的反比关系 <text:s/><text:tab/>（x&gt;0）, </text:span><text:span text:style-name="T25">因为影响的因素有很多，所以上面的公式实际是只能用于参考。</text:span></text:p>
      <text:p text:style-name="P15"><text:span text:style-name="T29"><text:tab/></text:span><text:span text:style-name="T43">1</text:span><text:span text:style-name="T29">&gt;</text:span><text:span text:style-name="T25">、b参数：是</text:span><text:span text:style-name="T24">障碍物距离无限远时的NOISE值。</text:span></text:p>
      <text:p text:style-name="P15"><text:span text:style-name="T29"><text:tab/></text:span><text:span text:style-name="T43">2</text:span><text:span text:style-name="T29">&gt;</text:span><text:span text:style-name="T24">、a参数：和器件的红外发射功率，增益等相关。</text:span><text:span text:style-name="T26">会影响到整个曲线形状，所以一般情况下，确<text:tab/><text:tab/>定好器件参数后，就不去改动相关这些参数（在初始化程序结束之后，不再去改动这些值）。</text:span></text:p>
      <text:p text:style-name="Text_20_body"><text:span text:style-name="T29"><text:tab/></text:span><text:span text:style-name="T43">3</text:span><text:span text:style-name="T29">&gt;</text:span><text:span text:style-name="T26">、</text:span><text:span text:style-name="T27">b参数，会随着结构或是硅胶套的老化随着发生变化。比如NOISE变大了。经分析，发现b参<text:tab/><text:tab/>数变大，对应灰卡3cm的NOISE值也会随着变大（而且变大的值比b参数变大的值还要大）。<text:tab/><text:tab/>基本有这样的变化： </text:span><text:span text:style-name="T28">y=c*x (x 表示noise值的变化量，y表示3cm处的noise变化量，c是<text:tab/><text:tab/>一个常数，一般会会小，比如0.1),表示的意思是：当x为100的时候，得到y=10。表示的意<text:tab/><text:tab/>思是如果NOISE值加大100的时候，为了能保持接近和远离亮来屏的一致性，对应的阀值要<text:tab/><text:tab/>比之前所设的多10.（因为有很多因素</text:span>存在，并不是完全按这个函数的规律去运行的，只能是<text:tab/><text:tab/>参考），同时一致性的问题，只能去接近它，而不能100％去实现它。</text:p>
      <text:p text:style-name="Text_20_body"><text:tab/>综上，就会得出NOISE表以及OFFSET表。</text:p>
      <text:p text:style-name="Text_20_body"><text:tab/>总之，做表的目的是：随着机器的结构的变化，在出厂前能够想到的，先想到，然后再借助研究分<text:tab/>析的结果，实验数据，结合起来，最终体现在NOISE表以及OFFSET表上，尽量把一致性做好。</text:p>
      <text:p text:style-name="Text_20_body"/>
      <text:p text:style-name="P25">2、结构会随着时间、用户使用等很多因素随着变化。从而NOISE会发生变化；而变化多少，不是人为 <text:s text:c="2"/><text:soft-page-break/><text:tab/>能控制的，只能说，尽量把结构做稳定、相关器件不老化等,而出厂时的校准值不能再反映当时机器<text:tab/>的状态,<text:span text:style-name="T41">基于以上几点，</text:span>就引入了动态校准的方法。</text:p>
      <text:p text:style-name="P25"><text:span text:style-name="T42"><text:tab/>原理</text:span>：使用时校准得到NOISE值，再取到OFFSET表里面的值，最终算出阀值。动态校准原理：</text:p>
      <text:p text:style-name="P3"><text:span text:style-name="T6"><text:tab/>a</text:span><text:span text:style-name="T9">&gt;</text:span><text:span text:style-name="T6">、</text:span><text:span text:style-name="T4">启动PSENSOR 使能时，开始进行动态校准，累加COUNT次的PS noise值， 然后取平均值，<text:tab/><text:tab/>得到对应的</text:span><text:span text:style-name="T23">平均NOISE值</text:span><text:span text:style-name="T4">。（同时把异常情况考虑进去）。 </text:span></text:p>
      <text:p text:style-name="P1"><text:span text:style-name="T6"><text:tab/>b</text:span><text:span text:style-name="T9">&gt;</text:span><text:span text:style-name="T6">、</text:span><text:span text:style-name="T4">找到对应的NOISE表以及</text:span><text:span text:style-name="T5">OFFSET</text:span><text:span text:style-name="T4">表</text:span><text:span text:style-name="T5">，</text:span><text:span text:style-name="T4"> 以平均值NOISE值为参考，在NOISE表中找到对应<text:tab/><text:tab/>的NOISE值所对应的表索引号,最终计算法对应的阀值</text:span><text:span text:style-name="T8">。</text:span></text:p>
      <text:p text:style-name="P1"><text:span text:style-name="T8"/></text:p>
      <text:p text:style-name="P7">因为文字描述不容易理解，直接帖代码：</text:p>
      <text:p text:style-name="P8">static struct alsps_hw cust_alsps_hw = { </text:p>
      <text:p text:style-name="P8"><text:s text:c="4"/>.i2c_num <text:s text:c="3"/>= 2, </text:p>
      <text:p text:style-name="P8"><text:s text:c="8"/>.polling_mode = 1, </text:p>
      <text:p text:style-name="P8">#ifdef GN_MTK_BSP_ALSPS_INTERRUPT_MODE </text:p>
      <text:p text:style-name="P8"><text:s text:c="4"/>.polling_mode_ps = 0, </text:p>
      <text:p text:style-name="P8">#else </text:p>
      <text:p text:style-name="P8"><text:s text:c="4"/>.polling_mode_ps = 1, </text:p>
      <text:p text:style-name="P8">#endif </text:p>
      <text:p text:style-name="P8"><text:s text:c="8"/>.polling_mode_als = 1, </text:p>
      <text:p text:style-name="P8"><text:s text:c="4"/>.power_id <text:s text:c="2"/>= MT65XX_POWER_NONE, <text:s text:c="3"/>/*LDO is not used*/ </text:p>
      <text:p text:style-name="P8"><text:s text:c="4"/>.power_vol <text:s/>= VOL_DEFAULT, <text:s text:c="9"/>/*LDO is not used*/ </text:p>
      <text:p text:style-name="P8"><text:s text:c="4"/>.i2c_addr <text:s text:c="2"/>= {0x0C, 0x48, 0x78, 0x00}, </text:p>
      <text:p text:style-name="P8"><text:s text:c="4"/>.als_level <text:s/>= {5, 7, <text:s/>9, <text:s/>13, <text:s/>16, <text:s/>21, <text:s/>25, <text:s/>40, <text:s/>120, <text:s/>400, 1600, <text:s/>3000, 6000, <text:s/>10000, 65535}, </text:p>
      <text:p text:style-name="P8"><text:s text:c="4"/>.als_value <text:s/>= {1, 40, <text:s text:c="2"/>90, <text:s/>160, <text:s/>225, <text:s/>320, 640, 1280, <text:s/>2600, 10240, <text:s/>20000, <text:s/>40000, 60000, <text:s/>80000, 100000}, //-----the new data </text:p>
      <text:p text:style-name="P8"><text:s text:c="8"/>.ps_threshold =PS_THRESHOLD, </text:p>
      <text:p text:style-name="P9"><text:s text:c="8"/>.ps_cali_noise={50, 100, 200, 300, 400, 500, 600, 700, 900, 1847}, </text:p>
      <text:p text:style-name="P9"><text:s text:c="8"/>.ps_cali_offset_high={50, 60, 70, 80, 80, 80, 80, 80, 80, 100,<text:span text:style-name="T33">0</text:span>}, </text:p>
      <text:p text:style-name="P9"><text:s text:c="8"/>.ps_cali_offset_low={ 40, 50, 60, 70, 70, 70, 70, 70, 70, 90,<text:span text:style-name="T33">0</text:span>}, </text:p>
      <text:p text:style-name="P8">}; </text:p>
      <text:p text:style-name="P8"/>
      <text:p text:style-name="P2"><text:span text:style-name="T7">校准算法</text:span><text:span text:style-name="T12">：</text:span></text:p>
      <text:p text:style-name="P26"><text:s text:c="8"/>for (i = 0; i &lt; COUNT_FOR_CALI; i++) { </text:p>
      <text:p text:style-name="P26"><text:s text:c="16"/>if (max++ &gt; 50) { </text:p>
      <text:p text:style-name="P26"><text:s text:c="24"/>ltr559_obj-&gt;ps_thd_val_high = PS_MAX_VALUE; </text:p>
      <text:p text:style-name="P26"><text:s text:c="24"/>ltr559_obj-&gt;ps_thd_val_low = PS_MAX_VALUE; </text:p>
      <text:p text:style-name="P26"/>
      <text:p text:style-name="P26"><text:s text:c="24"/>ltr559_obj-&gt;cali_index = ltr559_obj-&gt;ps_cali_noise_num; </text:p>
      <text:p text:style-name="P26"><text:s text:c="24"/>ltr559_obj-&gt;cali_noise = PS_MAX_VALUE; </text:p>
      <text:p text:style-name="P26"><text:s text:c="24"/>goto report_value; </text:p>
      <text:p text:style-name="P26"><text:s text:c="16"/>} </text:p>
      <text:p text:style-name="P26"><text:s text:c="16"/>mdelay(50); </text:p>
      <text:p text:style-name="P26"><text:s text:c="16"/>ret=ltr559_read_data_ps(ltr559_obj-&gt;client,&amp;data); </text:p>
      <text:p text:style-name="P26"><text:s text:c="16"/>if (ret &lt; 0) { </text:p>
      <text:p text:style-name="P26"><text:s text:c="24"/>i--; </text:p>
      <text:p text:style-name="P26"><text:s text:c="24"/>continue; </text:p>
      <text:p text:style-name="P26"><text:soft-page-break/><text:s text:c="16"/>} </text:p>
      <text:p text:style-name="P26"><text:s text:c="16"/>data_total += data; </text:p>
      <text:p text:style-name="P26"><text:s text:c="8"/>} </text:p>
      <text:p text:style-name="P11"><text:span text:style-name="T32"><text:s text:c="6"/></text:span><text:span text:style-name="T34"><text:s/>/*平均</text:span><text:span text:style-name="T35">noise值</text:span><text:span text:style-name="T34">*/</text:span></text:p>
      <text:p text:style-name="P26"><text:s text:c="8"/>noise = data_total/COUNT_FOR_CALI; </text:p>
      <text:p text:style-name="P12"><text:span text:style-name="T32"><text:s text:c="5"/></text:span><text:span text:style-name="T34">/*</text:span><text:span text:style-name="T35">查表</text:span><text:span text:style-name="T34">*/</text:span></text:p>
      <text:p text:style-name="P26"><text:s text:c="8"/>for (i = 0; i &lt; ltr559_obj-&gt;ps_cali_noise_num; i++) { </text:p>
      <text:p text:style-name="P26"><text:s text:c="16"/>if (noise &lt;= ltr559_obj-&gt;ps_cali_noise[i]) </text:p>
      <text:p text:style-name="P26"><text:s text:c="24"/>break; </text:p>
      <text:p text:style-name="P26"><text:s text:c="8"/>} </text:p>
      <text:p text:style-name="P26"><text:s text:c="8"/>if (COUNT_FOR_CALI == i) { </text:p>
      <text:p text:style-name="P26"><text:s text:c="16"/>ltr559_obj-&gt;ps_thd_val_high = PS_MAX_VALUE; </text:p>
      <text:p text:style-name="P26"><text:s text:c="16"/>ltr559_obj-&gt;ps_thd_val_low = PS_MAX_VALUE; </text:p>
      <text:p text:style-name="P26"><text:s text:c="8"/>} else { </text:p>
      <text:p text:style-name="P11"><text:span text:style-name="T32"><text:s text:c="15"/></text:span><text:span text:style-name="T34">/*对应的阀值*/</text:span></text:p>
      <text:p text:style-name="P26"><text:s text:c="16"/>ltr559_obj-&gt;ps_thd_val_high = ltr559_obj-&gt;ps_cali_offset_high[i] + noise; </text:p>
      <text:p text:style-name="P26"><text:s text:c="16"/>ltr559_obj-&gt;ps_thd_val_low = ltr559_obj-&gt;ps_cali_offset_low[i] + noise; </text:p>
      <text:p text:style-name="P26"><text:s text:c="8"/>} </text:p>
      <text:p text:style-name="P26"/>
      <text:p text:style-name="P26"><text:s text:c="8"/>ltr559_obj-&gt;cali_index = i; </text:p>
      <text:p text:style-name="P26"><text:s text:c="8"/>ltr559_obj-&gt;cali_noise = noise; </text:p>
      <text:p text:style-name="P10"/>
      <text:p text:style-name="P6">3、 不同TP对距离传感器数据影响比较大，如何改进：</text:p>
      <text:p text:style-name="P5"><text:span text:style-name="T10"><text:s text:c="5"/><text:tab/>可以把对应不同的TP通过TP Id号识别出来,</text:span><text:span text:style-name="T11">在</text:span><text:span text:style-name="T10">启动动态校准的时候，去找到对应的TP 所对应的<text:tab/>NOISE表以及OFFSET表，然后取出相对应的表数据，最后得到阀值。</text:span></text:p>
      <text:p text:style-name="P27"><text:s text:c="4"/><text:tab/>针对6582项目，由于项目进度的原因，就不再导进去。</text:p>
      <text:p text:style-name="P27"><text:tab/></text:p>
      <text:h text:style-name="P35" text:outline-level="3"><text:span text:style-name="T31">三、填对应的NOISE、OFFSET表</text:span></text:h>
      <text:p text:style-name="P4"><text:span text:style-name="T4">针对一批机器（每种TP型号各</text:span><text:span text:style-name="T13">20</text:span><text:span text:style-name="T4">部）， </text:span></text:p>
      <text:p text:style-name="P13"><text:s text:c="4"/>a、检查一致性，如果超过我们设定的值，通知到结构改进。 </text:p>
      <text:p text:style-name="P17"><text:s text:c="4"/><text:span text:style-name="T37">b</text:span>、<text:span text:style-name="T37">读取每部机器的NOISE值，以及灰卡在3厘米处对应的NOISE值，减去得到OFFSET值。</text:span></text:p>
      <text:p text:style-name="P17"><text:span text:style-name="T37"><text:s text:c="9"/>最后，会得到一组NOISE值以及对应的OFFSET值。</text:span></text:p>
      <text:p text:style-name="P17"><text:span text:style-name="T37"><text:s text:c="4"/>c、做老湿化实验，每做一轮，按上面的方法，统计一轮数据。可以做3～4轮老湿化实验。</text:span></text:p>
      <text:p text:style-name="P17"><text:span text:style-name="T37"><text:s text:c="4"/>d、最后对所有数据进行统计：</text:span></text:p>
      <text:p text:style-name="P17"><text:soft-page-break/><text:span text:style-name="T37"><text:s text:c="3"/>NOISE：0～50 50～100 100～150 。。。。。。。。极限值。。。（异常）</text:span></text:p>
      <text:p text:style-name="P17"><text:span text:style-name="T37"><text:s/>OFFSET： <text:s/>xx <text:s text:c="6"/>xx <text:s text:c="13"/>xxx <text:s text:c="20"/>xx <text:s text:c="8"/>xx <text:s text:c="15"/></text:span></text:p>
      <text:p text:style-name="P17"><text:span text:style-name="T37"><text:s text:c="3"/>说明：如果NOISE大于极限值后，打电话时，屏会常亮，这也是异常的表现。</text:span></text:p>
      <text:p text:style-name="P17"><text:span text:style-name="T37"><text:s text:c="2"/>e、最后填NOISE表以及OFFSET表。</text:span></text:p>
      <text:p text:style-name="P17"><text:span text:style-name="T37"><text:s text:c="2"/></text:span><text:span text:style-name="T38">f、出版本</text:span></text:p>
      <text:p text:style-name="P17"><text:span text:style-name="T38"/></text:p>
      <text:h text:style-name="P33" text:outline-level="3"><text:span text:style-name="T1">三、测试内容细节</text:span><text:span text:style-name="T2">：</text:span></text:h>
      <text:p text:style-name="P18"><text:span text:style-name="T15"><text:s text:c="2"/>1、测试机器白卡、灰卡、黑卡是否满足测试要求。</text:span></text:p>
      <text:p text:style-name="P18"><text:span text:style-name="T15"><text:s text:c="2"/>2、极端测试是否通过：包括：</text:span></text:p>
      <text:p text:style-name="P18"><text:span text:style-name="T15"><text:s text:c="7"/>器件坏的情况：是否会出现打电话黑屏或是死机等情况，如果屏常亮应是通过。</text:span></text:p>
      <text:p text:style-name="P18"><text:span text:style-name="T15"><text:s text:c="7"/>器件的NOISE值达到极端的清况：是否会出现打电话黑屏或是死机等情况，如果屏常亮应是通过。</text:span></text:p>
      <text:p text:style-name="P18"><text:span text:style-name="T15"><text:s text:c="2"/>3、经过老湿化后，再按上面的要求，再进行测试，是否能够满足各项要求。</text:span></text:p>
      <text:p text:style-name="P18"><text:span text:style-name="T15"><text:s text:c="2"/>4、看是否有其它测试要求要考虑进去。</text:span></text:p>
      <text:p text:style-name="P18"><text:span text:style-name="T15"><text:s text:c="2"/>之上的测试，测试人员要和驱动人员，及时沟通。</text:span></text:p>
      <text:p text:style-name="P18"><text:span text:style-name="T15"/></text:p>
      <text:h text:style-name="P34" text:outline-level="3"><text:span text:style-name="T14">四、</text:span><text:span text:style-name="T16">在工厂如何判别机器是否正常</text:span><text:span text:style-name="T15">：</text:span></text:h>
      <text:p text:style-name="P18"><text:span text:style-name="T15"><text:s text:c="7"/>1、 在工厂产线上，打电话测试时，如果打电话会常亮，表示机器出了异常，具体的原因是：</text:span></text:p>
      <text:p text:style-name="P18"><text:span text:style-name="T15">NOISE值已超过表里面的极限值，或是器件出问题了。</text:span></text:p>
      <text:p text:style-name="P18"><text:span text:style-name="T15"><text:s text:c="8"/>2、在MMI测试过程中，针对距离感应器这一项，如果界面是常绿的，</text:span><text:span text:style-name="T18">表明是</text:span><text:span text:style-name="T15">异常，原因同上。</text:span></text:p>
      <text:h text:style-name="P32" text:outline-level="3"><text:span text:style-name="T3">五、</text:span><text:span text:style-name="T16">驱动、结构方面的配合：</text:span></text:h>
      <text:p text:style-name="P19"><text:span text:style-name="T16"><text:s text:c="6"/>1、在结构方面要做到NOISE的一致性比较好。</text:span></text:p>
      <text:p text:style-name="P19"><text:span text:style-name="T16"><text:s text:c="7"/>2、驱动和结构一起（包括厂家）定好NOISE的合理变化范围。</text:span></text:p>
      <text:p text:style-name="P19"><text:span text:style-name="T16"/></text:p>
      <text:p text:style-name="P21"><text:span text:style-name="T20">六、</text:span><text:span text:style-name="T19">驱动移植细节</text:span></text:p>
      <text:p text:style-name="P21"><text:span text:style-name="T19"><text:tab/>相关文件介绍</text:span><text:span text:style-name="T21">（光宝的ltr559为例）：</text:span></text:p>
      <text:p text:style-name="P19"><text:span text:style-name="T16"/></text:p>
      <text:p text:style-name="P20"><text:span text:style-name="T17"><text:s text:c="117"/>陈 东</text:span></text:p>
      <text:p text:style-name="P20"><text:soft-page-break/><text:span text:style-name="T17"><text:tab/><text:tab/><text:tab/><text:tab/><text:tab/><text:tab/><text:tab/><text:tab/><text:tab/><text:tab/><text:tab/><text:tab/><text:tab/><text:tab/><text:tab/><text:tab/><text:tab/>2013年8月</text:span></text:p>
      <text:p text:style-name="P19"><text:span text:style-name="T16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文泉驿点阵正黑2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点阵正黑" fo:font-size="12pt" fo:language="en" fo:country="US" style:letter-kerning="true" style:font-name-asian="文泉驿点阵正黑2" style:font-size-asian="10.5pt" style:language-asian="zh" style:country-asian="CN" style:font-name-complex="文泉驿点阵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文泉驿点阵正黑1" fo:font-size="14pt" style:font-name-asian="文泉驿点阵正黑2" style:font-size-asian="14pt" style:font-name-complex="文泉驿点阵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1T16:09:32</meta:creation-date>
    <dc:date>2013-08-24T21:38:47</dc:date>
    <meta:editing-duration>PT6H10M23S</meta:editing-duration>
    <meta:editing-cycles>105</meta:editing-cycles>
    <meta:generator>LibreOffice/3.6$Linux_X86_64 LibreOffice_project/360m1$Build-2</meta:generator>
    <meta:print-date>2013-08-11T18:08:51</meta:print-date>
    <dc:creator>chend </dc:creator>
    <meta:document-statistic meta:table-count="0" meta:image-count="0" meta:object-count="0" meta:page-count="5" meta:paragraph-count="108" meta:word-count="1911" meta:character-count="4556" meta:non-whitespace-character-count="3371"/>
  </office:meta>
</office:document-meta>
</file>